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81.3pt"/>
    </style:style>
    <style:style style:name="co8" style:family="table-column">
      <style:table-column-properties fo:break-before="auto" style:column-width="89.01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er_slate_char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/>
          <table:table-cell office:value-type="string" calcext:value-type="string">
            <text:p>Slate</text:p>
          </table:table-cell>
          <table:table-cell office:value-type="string" calcext:value-type="string">
            <text:p>Model Lett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paration_Scheme</text:p>
          </table:table-cell>
          <table:table-cell office:value-type="string" calcext:value-type="string">
            <text:p>Mean Metric</text:p>
          </table:table-cell>
          <table:table-cell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office:value-type="string" calcext:value-type="string">
            <text:p>Best Output Days</text:p>
          </table:table-cell>
          <table:table-cell office:value-type="string" calcext:value-type="string">
            <text:p>Best Ba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639726679461698" calcext:value-type="float">
            <text:p>0.000639726679462</text:p>
          </table:table-cell>
          <table:table-cell office:value-type="float" office:value="0.000451089581474662" calcext:value-type="float">
            <text:p>0.0004510895814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690480140124068" calcext:value-type="float">
            <text:p>0.000690480140124</text:p>
          </table:table-cell>
          <table:table-cell office:value-type="float" office:value="0.000561494034223465" calcext:value-type="float">
            <text:p>0.00056149403422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0.00033774078797756" calcext:value-type="float">
            <text:p>0.000337740787978</text:p>
          </table:table-cell>
          <table:table-cell table:style-name="ce2" office:value-type="float" office:value="0.000302906206343323" calcext:value-type="float">
            <text:p>0.00030290620634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436934380559251" calcext:value-type="float">
            <text:p>0.000436934380559</text:p>
          </table:table-cell>
          <table:table-cell office:value-type="float" office:value="0.000345618755090982" calcext:value-type="float">
            <text:p>0.00034561875509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4563150772204" calcext:value-type="float">
            <text:p>0.00045631507722</text:p>
          </table:table-cell>
          <table:table-cell office:value-type="float" office:value="0.00035765566281043" calcext:value-type="float">
            <text:p>0.0003576556628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0444693636381999" calcext:value-type="float">
            <text:p>0.000444693636382</text:p>
          </table:table-cell>
          <table:table-cell office:value-type="float" office:value="0.000319324928568676" calcext:value-type="float">
            <text:p>0.00031932492856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4"/>
          <table:table-cell table:style-name="Default" table:formula="of:=MIN([.F2:.F7])" office:value-type="float" office:value="0.00033774078797756" calcext:value-type="float">
            <text:p>0.000337740787978</text:p>
          </table:table-cell>
          <table:table-cell table:style-name="Default" table:formula="of:=MIN([.G2:.G7])" office:value-type="float" office:value="0.000302906206343323" calcext:value-type="float">
            <text:p>0.000302906206343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1T16:34:14.829668855</dc:date>
    <meta:editing-duration>PT15M56S</meta:editing-duration>
    <meta:editing-cycles>1</meta:editing-cycles>
    <meta:document-statistic meta:table-count="1" meta:cell-count="71" meta:object-count="0"/>
    <meta:generator>LibreOffice/6.0.7.3$Linux_X86_64 LibreOffice_project/00m0$Build-3</meta:generator>
  </office:meta>
</office:document-meta>
</file>